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A1" style:family="table-cell">
      <style:table-cell-properties fo:border="none"/>
    </style:style>
  </office:automatic-styles>
  <office:body>
    <office:text>
      <text:p text:style-name="Title">The United States’ Constitution</text:p>
      <text:p text:style-name="Author">Founding Fathers</text:p>
      <text:h text:style-name="Heading_20_1" text:outline-level="1">THE CONSTITUTION OF THE UNITED STATES OF AMERICA, 1787</text:h>
      <text:p text:style-name="First_20_paragraph">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First_20_paragraph">All legislative Powers herein granted shall be vested in a Congress of the United States, which shall consist of a Senate and House of Representatives.</text:p>
      <text:h text:style-name="Heading_20_3" text:outline-level="3">Section. 2.</text:h>
      <text:p text:style-name="First_20_paragraph">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First_20_paragraph">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First_20_paragraph">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First_20_paragraph">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First_20_paragraph">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First_20_paragraph">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First_20_paragraph">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First_20_paragraph">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foreign State.</text:p>
      <text:h text:style-name="Heading_20_3" text:outline-level="3">Section. 10.</text:h>
      <text:p text:style-name="First_20_paragraph">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First_20_paragraph">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First_20_paragraph">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First_20_paragraph">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First_20_paragraph">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First_20_paragraph">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Section. 2.</text:h>
      <text:p text:style-name="First_20_paragraph">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First_20_paragraph">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First_20_paragraph">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First_20_paragraph">The Citizens of each State shall be entitled to all Privileges and Immunities of Citizens in the several States.</text:p>
      <text:p text:style-name="Text_20_body">A Person charged in any State with Treason, Felony, or other Crime, who shall flee from 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First_20_paragraph">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First_20_paragraph">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First_20_paragraph">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First_20_paragraph">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First_20_paragraph">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Attest: William Jackson, Secretary</text:p>
          </table:table-cell>
          <table:table-cell table:style-name="Table1.A1" office:value-type="string">
    </table:table-cell>
          <table:table-cell table:style-name="Table1.A1" office:value-type="string">
    </table:table-cell>
          <table:table-cell table:style-name="Table1.A1" office:value-type="string">
    </table:table-cell>
          <table:table-cell table:style-name="Table1.A1" office:value-type="string">
            <text:p text:style-name="Table_20_Contents">Go. WASHINGTON– Presid. and deputy from Virginia</text:p>
          </table:table-cell>
        </table:table-row>
        <table:table-row>
          <table:table-cell table:style-name="Table1.A1" office:value-type="string">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Jared Ingersoll James Wilson Gouv Morris</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200%" fo:text-align="start"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cm" fo:margin-right="0cm" fo:margin-top="0cm" fo:margin-bottom="0.499cm" loext:contextual-spacing="false" fo:text-align="center" style:justify-single-word="false" fo:text-indent="0cm"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27cm" fo:margin-right="0.199cm" fo:margin-top="0cm" fo:margin-bottom="0.499cm" loext:contextual-spacing="false" fo:line-height="200%" fo:text-indent="-1.27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loext:contextual-spacing="false" fo:text-indent="0cm"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text-indent="0cm"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76cm" fo:margin-right="0cm" fo:margin-top="0.212cm" fo:margin-bottom="0.106cm" loext:contextual-spacing="false" fo:text-indent="0cm" style:auto-text-indent="false" fo:background-color="transparent">
        <style:background-image/>
      </style:paragraph-properties>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cm" fo:margin-right="0cm" fo:text-align="center" style:justify-single-word="false" fo:text-indent="0cm"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style:paragraph-properties style:page-number="auto" fo:background-color="transparent">
        <style:background-image/>
      </style:paragraph-properties>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ITLE OF YOUR PAPER<text:tab/><text:tab/></text:span><text:span text:style-name="MT1"><text:page-number text:select-page="current">0</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1</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4</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office:meta>
</office:document-meta>
</file>